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356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6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1.27cm" svg:height="1.2cm" svg:x="14.4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9cm" svg:height="0.634cm" svg:x="17.8cm" svg:y="5.166cm">
          <draw:text-box>
            <text:p><text:span text:style-name="T1">Credenziali errate?</text:span></text:p>
          </draw:text-box>
        </draw:frame>
        <draw:custom-shape draw:style-name="gr3" draw:text-style-name="P3" xml:id="id1" draw:id="id1" draw:layer="layout" svg:width="4.7cm" svg:height="1.778cm" svg:x="12.7cm" svg:y="6.662cm">
          <text:p text:style-name="P1"><text:span text:style-name="T2">Scelta operazi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xml:id="id19" draw:id="id19" draw:layer="layout" svg:x1="12.7cm" svg:y1="7.362cm" svg:x2="17.4cm" svg:y2="7.362cm">
          <text:p/>
        </draw:line>
        <draw:custom-shape draw:style-name="gr3" draw:text-style-name="P3" xml:id="id4" draw:id="id4" draw:layer="layout" svg:width="4.7cm" svg:height="1.778cm" svg:x="12.7cm" svg:y="3.8cm">
          <text:p text:style-name="P1"><text:span text:style-name="T2">Accesso tramite 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712cm" svg:y1="4.5cm" svg:x2="17.412cm" svg:y2="4.5cm">
          <text:p/>
        </draw:line>
        <draw:connector draw:style-name="gr5" draw:text-style-name="P1" draw:layer="layout" draw:type="curve" svg:x1="17.4cm" svg:y1="7.551cm" svg:x2="22.5cm" svg:y2="7.512cm" draw:start-shape="id1" draw:start-glue-point="1" draw:end-shape="id2" draw:end-glue-point="6" svg:d="M17400 7551c3826 0 1277-39 5100-39" svg:viewBox="0 0 5101 40">
          <text:p/>
        </draw:connector>
        <draw:custom-shape draw:style-name="gr6" draw:text-style-name="P1" draw:layer="layout" svg:width="1.45cm" svg:height="1.45cm" svg:x="22.73cm" svg:y="6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035cm" svg:y1="2.6cm" svg:x2="15.05cm" svg:y2="3.8cm" draw:start-shape="id3" draw:start-glue-point="8" draw:end-shape="id4" svg:d="M15035 2600c0 901 15 302 15 1200" svg:viewBox="0 0 16 1201">
          <text:p/>
        </draw:connector>
        <draw:custom-shape draw:style-name="gr7" draw:text-style-name="P1" xml:id="id2" draw:id="id2" draw:layer="layout" svg:width="1.9cm" svg:height="1.9cm" svg:x="22.5cm" svg:y="6.56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xml:id="id5" draw:id="id5" draw:layer="layout" svg:width="4.433cm" svg:height="1.778cm" svg:x="2.1cm" svg:y="11.831cm">
          <text:p text:style-name="P1"><text:span text:style-name="T2">Ricerca Uten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1cm" svg:y1="12.531cm" svg:x2="6.533cm" svg:y2="12.531cm">
          <text:p/>
        </draw:line>
        <draw:custom-shape draw:style-name="gr3" draw:text-style-name="P3" xml:id="id7" draw:id="id7" draw:layer="layout" svg:width="4.433cm" svg:height="1.778cm" svg:x="7.477cm" svg:y="11.831cm">
          <text:p text:style-name="P1"><text:span text:style-name="T2">Ricerca Proble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477cm" svg:y1="12.531cm" svg:x2="11.91cm" svg:y2="12.531cm">
          <text:p/>
        </draw:line>
        <draw:custom-shape draw:style-name="gr3" draw:text-style-name="P3" xml:id="id9" draw:id="id9" draw:layer="layout" svg:width="4.433cm" svg:height="1.778cm" svg:x="18.23cm" svg:y="11.831cm">
          <text:p text:style-name="P1"><text:span text:style-name="T2">Inserimento Problemati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244cm" svg:y1="12.8cm" svg:x2="22.677cm" svg:y2="12.8cm">
          <text:p/>
        </draw:line>
        <draw:custom-shape draw:style-name="gr3" draw:text-style-name="P3" xml:id="id14" draw:id="id14" draw:layer="layout" svg:width="4.433cm" svg:height="1.778cm" svg:x="12.948cm" svg:y="11.867cm">
          <text:p text:style-name="P1"><text:span text:style-name="T2">Inserimento Uten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948cm" svg:y1="12.567cm" svg:x2="17.381cm" svg:y2="12.567cm">
          <text:p/>
        </draw:line>
        <draw:custom-shape draw:style-name="gr3" draw:text-style-name="P3" xml:id="id11" draw:id="id11" draw:layer="layout" svg:width="4.433cm" svg:height="1.778cm" svg:x="23.418cm" svg:y="11.762cm">
          <text:p text:style-name="P1"><text:span text:style-name="T2">Cancellazione Uten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418cm" svg:y1="12.462cm" svg:x2="27.851cm" svg:y2="12.462cm">
          <text:p/>
        </draw:line>
        <draw:connector draw:style-name="gr4" draw:text-style-name="P1" xml:id="id6" draw:id="id6" draw:layer="layout" draw:type="curve" svg:x1="6.533cm" svg:y1="12.72cm" svg:x2="6.514cm" svg:y2="14.126cm" draw:start-shape="id5" draw:start-glue-point="1" svg:d="M6533 12720c751 0 761 1406-19 1406" svg:viewBox="0 0 585 1407">
          <text:p/>
        </draw:connector>
        <draw:connector draw:style-name="gr5" draw:text-style-name="P1" draw:layer="layout" draw:type="curve" svg:x1="6.514cm" svg:y1="14.126cm" svg:x2="4.316cm" svg:y2="13.609cm" draw:start-shape="id6" draw:start-glue-point="3" draw:end-shape="id5" draw:end-glue-point="2" svg:d="M6514 14126c-1466 0-2198-172-2198-517" svg:viewBox="0 0 2199 518">
          <text:p/>
        </draw:connector>
        <draw:connector draw:style-name="gr4" draw:text-style-name="P1" xml:id="id8" draw:id="id8" draw:layer="layout" draw:type="curve" svg:x1="11.91cm" svg:y1="12.72cm" svg:x2="11.844cm" svg:y2="14.115cm" draw:start-shape="id7" draw:start-glue-point="1" svg:d="M11910 12720c751 0 784 1395-66 1395" svg:viewBox="0 0 634 1396">
          <text:p/>
        </draw:connector>
        <draw:connector draw:style-name="gr5" draw:text-style-name="P1" draw:layer="layout" draw:type="curve" svg:x1="11.844cm" svg:y1="14.115cm" svg:x2="9.693cm" svg:y2="13.609cm" draw:start-shape="id8" draw:start-glue-point="3" draw:end-shape="id7" draw:end-glue-point="2" svg:d="M11844 14115c-1434 0-2151-168-2151-506" svg:viewBox="0 0 2152 507">
          <text:p/>
        </draw:connector>
        <draw:connector draw:style-name="gr4" draw:text-style-name="P1" xml:id="id10" draw:id="id10" draw:layer="layout" draw:type="curve" svg:x1="22.663cm" svg:y1="12.72cm" svg:x2="22.691cm" svg:y2="14.131cm" draw:start-shape="id9" draw:start-glue-point="1" svg:d="M22663 12720c751 0 737 1411 28 1411" svg:viewBox="0 0 563 1412">
          <text:p/>
        </draw:connector>
        <draw:connector draw:style-name="gr5" draw:text-style-name="P1" draw:layer="layout" draw:type="curve" draw:line-skew="-0.475cm" svg:x1="22.691cm" svg:y1="14.131cm" svg:x2="20.494cm" svg:y2="13.614cm" draw:start-shape="id10" draw:start-glue-point="3" svg:d="M22691 14131c0 39-2197 297-2197-517" svg:viewBox="0 0 2198 587">
          <text:p/>
        </draw:connector>
        <draw:connector draw:style-name="gr4" draw:text-style-name="P1" xml:id="id12" draw:id="id12" draw:layer="layout" draw:type="curve" svg:x1="27.851cm" svg:y1="12.651cm" svg:x2="27.864cm" svg:y2="14.068cm" draw:start-shape="id11" draw:start-glue-point="1" svg:d="M27851 12651c751 0 745 1417 13 1417" svg:viewBox="0 0 564 1418">
          <text:p/>
        </draw:connector>
        <draw:connector draw:style-name="gr5" draw:text-style-name="P1" draw:layer="layout" draw:type="curve" draw:line-skew="-0.486cm" svg:x1="27.864cm" svg:y1="14.068cm" svg:x2="25.666cm" svg:y2="13.551cm" draw:start-shape="id12" draw:start-glue-point="3" svg:d="M27864 14068c0 22-2198 281-2198-517" svg:viewBox="0 0 2199 575">
          <text:p/>
        </draw:connector>
        <draw:connector draw:style-name="gr4" draw:text-style-name="P1" xml:id="id13" draw:id="id13" draw:layer="layout" draw:type="curve" svg:x1="17.4cm" svg:y1="4.689cm" svg:x2="17.427cm" svg:y2="6.106cm" draw:start-shape="id4" draw:start-glue-point="1" svg:d="M17400 4689c753 0 739 1417 27 1417" svg:viewBox="0 0 564 1418">
          <text:p/>
        </draw:connector>
        <draw:connector draw:style-name="gr5" draw:text-style-name="P1" draw:layer="layout" draw:type="curve" draw:line-skew="-0.486cm" svg:x1="17.427cm" svg:y1="6.106cm" svg:x2="15.097cm" svg:y2="5.589cm" draw:start-shape="id13" draw:start-glue-point="3" svg:d="M17427 6106c0 22-2330 281-2330-517" svg:viewBox="0 0 2331 575">
          <text:p/>
        </draw:connector>
        <draw:connector draw:style-name="gr4" draw:text-style-name="P1" xml:id="id15" draw:id="id15" draw:layer="layout" draw:type="curve" svg:x1="17.381cm" svg:y1="12.756cm" svg:x2="17.394cm" svg:y2="14.167cm" draw:start-shape="id14" draw:start-glue-point="1" svg:d="M17381 12756c751 0 745 1411 13 1411" svg:viewBox="0 0 564 1412">
          <text:p/>
        </draw:connector>
        <draw:connector draw:style-name="gr5" draw:text-style-name="P1" draw:layer="layout" draw:type="curve" draw:line-skew="-0.485cm" svg:x1="17.394cm" svg:y1="14.167cm" svg:x2="15.196cm" svg:y2="13.65cm" draw:start-shape="id15" draw:start-glue-point="3" svg:d="M17394 14167c0 24-2198 282-2198-517" svg:viewBox="0 0 2199 577">
          <text:p/>
        </draw:connector>
        <draw:frame draw:style-name="gr8" draw:text-style-name="P2" draw:layer="layout" svg:width="2.356cm" svg:height="0.569cm" svg:x="5.128cm" svg:y="14.062cm">
          <draw:text-box>
            <text:p><text:span text:style-name="T1">Codice errato?</text:span></text:p>
          </draw:text-box>
        </draw:frame>
        <draw:frame draw:style-name="gr8" draw:text-style-name="P2" draw:layer="layout" svg:width="2.356cm" svg:height="0.569cm" svg:x="10.401cm" svg:y="14.04cm">
          <draw:text-box>
            <text:p><text:span text:style-name="T1">Codice errato?</text:span></text:p>
          </draw:text-box>
        </draw:frame>
        <draw:frame draw:style-name="gr8" draw:text-style-name="P2" draw:layer="layout" svg:width="2.356cm" svg:height="0.569cm" svg:x="26.478cm" svg:y="14.062cm">
          <draw:text-box>
            <text:p><text:span text:style-name="T1">Codice errato?</text:span></text:p>
          </draw:text-box>
        </draw:frame>
        <draw:frame draw:style-name="gr9" draw:text-style-name="P2" draw:layer="layout" svg:width="2.716cm" svg:height="0.569cm" svg:x="15.306cm" svg:y="14.131cm">
          <draw:text-box>
            <text:p><text:span text:style-name="T1">Campi mancanti?</text:span></text:p>
          </draw:text-box>
        </draw:frame>
        <draw:frame draw:style-name="gr9" draw:text-style-name="P2" draw:layer="layout" svg:width="2.716cm" svg:height="0.569cm" svg:x="20.95cm" svg:y="14.131cm">
          <draw:text-box>
            <text:p><text:span text:style-name="T1">Campi mancanti?</text:span></text:p>
          </draw:text-box>
        </draw:frame>
        <draw:connector draw:style-name="gr5" draw:text-style-name="P1" draw:layer="layout" draw:type="curve" svg:x1="15.05cm" svg:y1="5.578cm" svg:x2="15.05cm" svg:y2="6.662cm" draw:start-shape="id4" draw:end-shape="id1" svg:d="M15050 5578v1084" svg:viewBox="0 0 1 1085">
          <text:p/>
        </draw:connector>
        <draw:connector draw:style-name="gr5" draw:text-style-name="P1" draw:layer="layout" draw:type="curve" svg:x1="15.05cm" svg:y1="8.44cm" svg:x2="15.164cm" svg:y2="11.867cm" draw:start-shape="id1" draw:start-glue-point="2" draw:end-shape="id14" draw:end-glue-point="0" svg:d="M15050 8440c0 2571 114 858 114 3427" svg:viewBox="0 0 115 3428">
          <text:p/>
        </draw:connector>
        <draw:connector draw:style-name="gr5" draw:text-style-name="P1" draw:layer="layout" draw:type="curve" svg:x1="15.05cm" svg:y1="8.44cm" svg:x2="20.446cm" svg:y2="11.831cm" draw:start-shape="id1" draw:start-glue-point="2" draw:end-shape="id9" svg:d="M15050 8440c0 2544 5396 849 5396 3391" svg:viewBox="0 0 5397 3392">
          <text:p/>
        </draw:connector>
        <draw:connector draw:style-name="gr5" draw:text-style-name="P1" draw:layer="layout" draw:type="curve" svg:x1="15.05cm" svg:y1="8.44cm" svg:x2="25.634cm" svg:y2="11.762cm" draw:start-shape="id1" draw:start-glue-point="2" draw:end-shape="id11" svg:d="M15050 8440c0 2493 10584 832 10584 3322" svg:viewBox="0 0 10585 3323">
          <text:p/>
        </draw:connector>
        <draw:connector draw:style-name="gr5" draw:text-style-name="P1" draw:layer="layout" draw:type="curve" svg:x1="15.05cm" svg:y1="8.44cm" svg:x2="9.693cm" svg:y2="11.831cm" draw:start-shape="id1" draw:start-glue-point="2" draw:end-shape="id7" draw:end-glue-point="0" svg:d="M15050 8440c0 2544-5357 849-5357 3391" svg:viewBox="0 0 5358 3392">
          <text:p/>
        </draw:connector>
        <draw:connector draw:style-name="gr5" draw:text-style-name="P1" draw:layer="layout" draw:type="curve" svg:x1="15.05cm" svg:y1="8.44cm" svg:x2="4.316cm" svg:y2="11.831cm" draw:start-shape="id1" draw:start-glue-point="2" draw:end-shape="id5" draw:end-glue-point="0" svg:d="M15050 8440c0 2544-10734 849-10734 3391" svg:viewBox="0 0 10735 3392">
          <text:p/>
        </draw:connector>
        <draw:connector draw:style-name="gr4" draw:text-style-name="P1" xml:id="id16" draw:id="id16" draw:layer="layout" draw:type="line" svg:x1="25.634cm" svg:y1="13.54cm" svg:x2="25.674cm" svg:y2="15.36cm" draw:start-shape="id11" svg:d="M25634 13540l40 1820" svg:viewBox="0 0 41 1821">
          <text:p/>
        </draw:connector>
        <draw:connector draw:style-name="gr4" draw:text-style-name="P1" draw:layer="layout" draw:type="line" svg:x1="20.446cm" svg:y1="13.609cm" svg:x2="20.45cm" svg:y2="15.36cm" draw:start-shape="id9" svg:d="M20446 13609l4 1751" svg:viewBox="0 0 5 1752">
          <text:p/>
        </draw:connector>
        <draw:connector draw:style-name="gr4" draw:text-style-name="P1" draw:layer="layout" draw:type="line" svg:x1="15.164cm" svg:y1="13.645cm" svg:x2="15.158cm" svg:y2="15.337cm" draw:start-shape="id14" svg:d="M15164 13645l-6 1692" svg:viewBox="0 0 7 1693">
          <text:p/>
        </draw:connector>
        <draw:connector draw:style-name="gr4" draw:text-style-name="P1" draw:layer="layout" draw:type="line" svg:x1="9.693cm" svg:y1="13.609cm" svg:x2="9.709cm" svg:y2="15.315cm" draw:start-shape="id7" draw:start-glue-point="2" svg:d="M9693 13609l16 1706" svg:viewBox="0 0 17 1707">
          <text:p/>
        </draw:connector>
        <draw:connector draw:style-name="gr4" draw:text-style-name="P1" xml:id="id17" draw:id="id17" draw:layer="layout" draw:type="line" svg:x1="4.316cm" svg:y1="13.609cm" svg:x2="4.306cm" svg:y2="15.315cm" draw:start-shape="id5" draw:start-glue-point="2" svg:d="M4316 13609l-10 1706" svg:viewBox="0 0 11 1707">
          <text:p/>
        </draw:connector>
        <draw:connector draw:style-name="gr4" draw:text-style-name="P1" draw:layer="layout" draw:type="line" svg:x1="25.674cm" svg:y1="15.36cm" svg:x2="4.306cm" svg:y2="15.315cm" draw:start-shape="id16" draw:start-glue-point="3" draw:end-shape="id17" draw:end-glue-point="3" svg:d="M25674 15360l-21368-45" svg:viewBox="0 0 21369 46">
          <text:p/>
        </draw:connector>
        <draw:connector draw:style-name="gr4" draw:text-style-name="P1" xml:id="id18" draw:id="id18" draw:layer="layout" draw:type="curve" draw:line-skew="-2.374cm" svg:x1="4.306cm" svg:y1="15.315cm" svg:x2="6.629cm" svg:y2="7.966cm" draw:start-shape="id17" draw:start-glue-point="3" svg:d="M4306 15315c-4312 0-5474-7349 2323-7349" svg:viewBox="0 0 5714 7350">
          <text:p/>
        </draw:connector>
        <draw:connector draw:style-name="gr5" draw:text-style-name="P1" draw:layer="layout" draw:type="curve" svg:x1="6.629cm" svg:y1="7.966cm" svg:x2="12.7cm" svg:y2="7.362cm" draw:start-shape="id18" draw:start-glue-point="3" draw:end-shape="id19" draw:end-glue-point="3" svg:d="M6629 7966c4554 0 1519-604 6071-604" svg:viewBox="0 0 6072 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5T10:39:29.817000000</dc:date>
    <meta:editing-duration>PT3M21S</meta:editing-duration>
    <meta:editing-cycles>2</meta:editing-cycles>
    <meta:generator>LibreOffice/4.2.2.1$Windows_x86 LibreOffice_project/3be8cda0bddd8e430d8cda1ebfd581265cca5a0f</meta:generator>
    <meta:document-statistic meta:object-count="51"/>
  </office:meta>
</office:document-meta>
</file>